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Path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antBeanDefinitionParser.resolveId( Element element , AbstractBeanDefinition 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athBeanDefinitionParser.resolveId( Element element , AbstractBeanDefinition definition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st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PathBeanDefinitionParser.doParse( Element element , ParserContext parserContext , BeanDefinitionBuilder 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